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788e" officeooo:paragraph-rsid="0019788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788e" officeooo:paragraph-rsid="0019788e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e1b6e" officeooo:paragraph-rsid="001e1b6e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e1b6e" officeooo:paragraph-rsid="001fe4c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c1fe0" officeooo:paragraph-rsid="001c1fe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fe4cf" officeooo:paragraph-rsid="001fe4cf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57351" officeooo:paragraph-rsid="00257351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65776" officeooo:paragraph-rsid="00265776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0pt" officeooo:rsid="0019788e" officeooo:paragraph-rsid="0019788e" style:font-size-asian="17.5pt" style:font-size-complex="20pt"/>
    </style:style>
    <style:style style:name="T1" style:family="text">
      <style:text-properties officeooo:rsid="001c1fe0"/>
    </style:style>
    <style:style style:name="T2" style:family="text">
      <style:text-properties officeooo:rsid="001e31a0"/>
    </style:style>
    <style:style style:name="T3" style:family="text">
      <style:text-properties officeooo:rsid="0020a66a"/>
    </style:style>
    <style:style style:name="T4" style:family="text">
      <style:text-properties officeooo:rsid="002236f7"/>
    </style:style>
    <style:style style:name="T5" style:family="text">
      <style:text-properties officeooo:rsid="0023b7f2"/>
    </style:style>
    <style:style style:name="T6" style:family="text">
      <style:text-properties officeooo:rsid="00263d68"/>
    </style:style>
    <style:style style:name="T7" style:family="text">
      <style:text-properties officeooo:rsid="00266307"/>
    </style:style>
    <style:style style:name="T8" style:family="text">
      <style:text-properties officeooo:rsid="0026a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Construction des</text:span> <text:span text:style-name="T1">fichiers </text:span><text:span text:style-name="T6">de données</text:span></text:p>
      <text:p text:style-name="P1"/>
      <text:p text:style-name="P2"><text:span text:style-name="T6">Levels</text:span> :</text:p>
      <text:p text:style-name="P2"/>
      <text:p text:style-name="P8">id(int) ////<text:span text:style-name="T7">à poursuivre</text:span></text:p>
      <text:p text:style-name="P2"/>
      <text:p text:style-name="P3">liste hitboxes + 3 texture<text:span text:style-name="T2">s</text:span> (tilemap ref) + <text:span text:style-name="T2">liste mobs + liste objets ++</text:span></text:p>
      <text:p text:style-name="P3"/>
      <text:p text:style-name="P5">Mobs :</text:p>
      <text:p text:style-name="P5"/>
      <text:p text:style-name="P6">id(int) <text:span text:style-name="T3">chemin</text:span>_texture(char*) <text:span text:style-name="T3">x_aff_sprite(int) y_aff_sprite(int) </text:span><text:span text:style-name="T4">h_sprite(int) w_sprite(int) </text:span><text:span text:style-name="T5">nb_point(int) [ pour chaque point de la hitbox : x_point(int) y_point(int) ] opp_sides_parallels(int = 0|1) cercle_x(int) cercle_y(int) cercle_rayon(int) nb_PV(int) nb_DMG(int)</text:span></text:p>
      <text:p text:style-name="P4"/>
      <text:p text:style-name="P5"><text:span text:style-name="T8">Item</text:span>s :</text:p>
      <text:p text:style-name="P5"/>
      <text:p text:style-name="P7">id(int) chemin_texture(char*) x_aff_sprite(int) y_aff_sprite(int) h_sprite(int) w_sprite(int) nb<text:span text:style-name="T5">_point(int) [ pour chaque point de la hitbox : x_point(int) y_point(int) ] opp_sides_parallels(int = 0|1) cercle_x(int) cercle_y(int) cercle_rayon(in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3:58:28.119598246</meta:creation-date>
    <dc:date>2024-08-03T09:43:44.636588712</dc:date>
    <meta:editing-duration>PT2H27M32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8" meta:word-count="78" meta:character-count="670" meta:non-whitespace-character-count="600"/>
  </office:meta>
</office:document-meta>
</file>